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10" style:family="table-cell">
      <style:table-cell-properties fo:border="0.0069in solid #BFBFBF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1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24" style:family="table-cell">
      <style:table-cell-properties fo:border="0.0069in solid #BFBFBF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Row26" style:family="table-row">
      <style:table-row-properties/>
    </style:style>
    <style:style style:name="TableCell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2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3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Row33" style:family="table-row">
      <style:table-row-properties/>
    </style:style>
    <style:style style:name="TableCell34" style:family="table-cell">
      <style:table-cell-properties fo:border="0.0069in solid #BFBFBF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36" style:family="table-cell">
      <style:table-cell-properties fo:border="0.0069in solid #BFBFBF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38" style:family="table-cell">
      <style:table-cell-properties fo:border="0.0069in solid #BFBFBF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Row40" style:family="table-row">
      <style:table-row-properties/>
    </style:style>
    <style:style style:name="TableCell4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4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4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fo:font-size="14pt" style:font-size-asian="14pt" style:font-size-complex="14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Title</text:p>
          </table:table-cell>
          <table:table-cell table:style-name="TableCell15">
            <text:p text:style-name="P16">Hinterlassen Sie ein Kommentar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PersonName</text:p>
          </table:table-cell>
          <table:table-cell table:style-name="TableCell22">
            <text:p text:style-name="P23">Dein Name</text:p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CommentTitle</text:p>
          </table:table-cell>
          <table:table-cell table:style-name="TableCell29">
            <text:p text:style-name="P30">Titel</text:p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>CommentText</text:p>
          </table:table-cell>
          <table:table-cell table:style-name="TableCell36">
            <text:p text:style-name="P37">Inhalt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Submit</text:p>
          </table:table-cell>
          <table:table-cell table:style-name="TableCell43">
            <text:p text:style-name="P44">Kommentar senden</text:p>
          </table:table-cell>
          <table:table-cell table:style-name="TableCell45">
            <text:p text:style-name="P46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de" fo:country="DE"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6:00Z</meta:creation-date>
    <dc:date>2018-10-13T00:12:00Z</dc:date>
    <meta:template xlink:href="Normal.dotm" xlink:type="simple"/>
    <meta:editing-cycles>4</meta:editing-cycles>
    <meta:editing-duration>PT120S</meta:editing-duration>
    <meta:document-statistic meta:page-count="1" meta:paragraph-count="1" meta:word-count="23" meta:character-count="164" meta:row-count="1" meta:non-whitespace-character-count="142"/>
  </office:meta>
</office:document-meta>
</file>